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25-03-1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1176" calcext:value-type="float">
            <text:p>101.6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24-03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3664" calcext:value-type="float">
            <text:p>100.9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23-03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22-03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21-03-1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2736" calcext:value-type="float">
            <text:p>95.0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1288" calcext:value-type="float">
            <text:p>81.1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7051115814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2688" calcext:value-type="float">
            <text:p>80.9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